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6600" draw:marker-start-width="0.355cm" draw:marker-end-width="0.355cm" draw:fill-color="#99cc99" draw:opacity="100%" draw:opacity-name="" draw:textarea-horizontal-align="justify" draw:textarea-vertical-align="middle" draw:auto-grow-height="false" fo:min-height="8.38cm" fo:min-width="3.07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1.866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91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893cm"/>
    </style:style>
    <style:style style:name="gr5" style:family="graphic" style:parent-style-name="standard">
      <style:graphic-properties svg:stroke-width="0.051cm" svg:stroke-color="#006600" draw:marker-start-width="0.355cm" draw:marker-end-width="0.355cm" draw:fill-color="#99cc99" draw:opacity="100%" draw:opacity-name="" draw:textarea-horizontal-align="justify" draw:textarea-vertical-align="middle" draw:auto-grow-height="false" fo:min-height="8.379cm" fo:min-width="3.07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6600" draw:marker-start-width="0.355cm" draw:marker-end-width="0.355cm" draw:fill-color="#99cc99" draw:opacity="100%" draw:opacity-name="" draw:textarea-horizontal-align="justify" draw:textarea-vertical-align="middle" draw:auto-grow-height="false" fo:min-height="8.378cm" fo:min-width="3.077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6600" draw:marker-start-width="0.355cm" draw:marker-end-width="0.355cm" draw:fill-color="#99cc99" draw:opacity="100%" draw:opacity-name="" draw:textarea-horizontal-align="justify" draw:textarea-vertical-align="middle" draw:auto-grow-height="false" fo:min-height="8.377cm" fo:min-width="3.077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99cc99" draw:opacity="100%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666666" fo:font-size="10.5pt" fo:font-style="italic" style:font-size-asian="10.5pt" style:font-style-asian="italic" style:font-size-complex="10.5pt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fo:color="#666666" fo:font-size="10.5pt" fo:font-style="italic" style:font-size-asian="10.5pt" style:font-style-asian="italic" style:font-size-complex="10.5pt" style:font-style-complex="italic"/>
    </style:style>
    <style:style style:name="P7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" style:family="text">
      <style:text-properties fo:color="#666666"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827cm" svg:height="8.88cm" svg:x="7.97cm" svg:y="3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8.621cm" svg:y="4.8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8.621cm" svg:y="4.887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8.622cm" svg:y="6.7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8.622cm" svg:y="6.788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8.623cm" svg:y="8.6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8.623cm" svg:y="8.689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8.624cm" svg:y="10.5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8.624cm" svg:y="10.59cm">
          <draw:text-box>
            <text:p text:style-name="P3"><text:span text:style-name="T1">Element</text:span></text:p>
          </draw:text-box>
        </draw:frame>
        <draw:frame draw:style-name="gr4" draw:text-style-name="P6" xml:id="id2" draw:id="id2" draw:layer="layout" svg:width="3.81cm" svg:height="1.143cm" svg:x="7.97cm" svg:y="3.85cm">
          <draw:text-box>
            <text:p text:style-name="P5"><text:span text:style-name="T2">Pull</text:span></text:p>
          </draw:text-box>
        </draw:frame>
        <draw:custom-shape draw:style-name="gr5" draw:text-style-name="P1" xml:id="id5" draw:id="id5" draw:layer="layout" svg:width="3.827cm" svg:height="8.879cm" svg:x="14.37cm" svg:y="3.8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15.021cm" svg:y="4.8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15.021cm" svg:y="4.888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15.022cm" svg:y="6.7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15.022cm" svg:y="6.789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15.023cm" svg:y="8.6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15.023cm" svg:y="8.69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15.024cm" svg:y="10.5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15.024cm" svg:y="10.591cm">
          <draw:text-box>
            <text:p text:style-name="P3"><text:span text:style-name="T1">Element</text:span></text:p>
          </draw:text-box>
        </draw:frame>
        <draw:frame draw:style-name="gr4" draw:text-style-name="P6" xml:id="id4" draw:id="id4" draw:layer="layout" svg:width="3.81cm" svg:height="1.143cm" svg:x="14.37cm" svg:y="3.851cm">
          <draw:text-box>
            <text:p text:style-name="P5"><text:span text:style-name="T2">Fetch</text:span></text:p>
          </draw:text-box>
        </draw:frame>
        <draw:custom-shape draw:style-name="gr6" draw:text-style-name="P1" xml:id="id7" draw:id="id7" draw:layer="layout" svg:width="3.827cm" svg:height="8.878cm" svg:x="20.67cm" svg:y="3.8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21.321cm" svg:y="4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1.321cm" svg:y="4.889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21.322cm" svg:y="6.7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1.322cm" svg:y="6.79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21.323cm" svg:y="8.6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1.323cm" svg:y="8.691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21.324cm" svg:y="10.5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1.324cm" svg:y="10.592cm">
          <draw:text-box>
            <text:p text:style-name="P3"><text:span text:style-name="T1">Element</text:span></text:p>
          </draw:text-box>
        </draw:frame>
        <draw:frame draw:style-name="gr4" draw:text-style-name="P6" xml:id="id6" draw:id="id6" draw:layer="layout" svg:width="3.81cm" svg:height="1.143cm" svg:x="20.67cm" svg:y="3.852cm">
          <draw:text-box>
            <text:p text:style-name="P5"><text:span text:style-name="T2">Build</text:span></text:p>
          </draw:text-box>
        </draw:frame>
        <draw:custom-shape draw:style-name="gr5" draw:text-style-name="P1" xml:id="id1" draw:id="id1" draw:layer="layout" svg:width="3.827cm" svg:height="8.879cm" svg:x="1.67cm" svg:y="3.8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2.321cm" svg:y="4.8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.321cm" svg:y="4.888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2.322cm" svg:y="6.7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.322cm" svg:y="6.789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2.323cm" svg:y="8.6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.323cm" svg:y="8.69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2.324cm" svg:y="10.5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.324cm" svg:y="10.591cm">
          <draw:text-box>
            <text:p text:style-name="P3"><text:span text:style-name="T1">Element</text:span></text:p>
          </draw:text-box>
        </draw:frame>
        <draw:frame draw:style-name="gr4" draw:text-style-name="P6" xml:id="id10" draw:id="id10" draw:layer="layout" svg:width="3.81cm" svg:height="1.143cm" svg:x="1.67cm" svg:y="3.851cm">
          <draw:text-box>
            <text:p text:style-name="P5"><text:span text:style-name="T2">Track</text:span></text:p>
          </draw:text-box>
        </draw:frame>
        <draw:custom-shape draw:style-name="gr7" draw:text-style-name="P1" xml:id="id11" draw:id="id11" draw:layer="layout" svg:width="3.827cm" svg:height="8.877cm" svg:x="27.07cm" svg:y="3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27.721cm" svg:y="4.8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7.721cm" svg:y="4.89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27.722cm" svg:y="6.7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7.722cm" svg:y="6.791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27.723cm" svg:y="8.6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7.723cm" svg:y="8.692cm">
          <draw:text-box>
            <text:p text:style-name="P3"><text:span text:style-name="T1">Element</text:span></text:p>
          </draw:text-box>
        </draw:frame>
        <draw:custom-shape draw:style-name="gr2" draw:text-style-name="P2" draw:layer="layout" svg:width="2.54cm" svg:height="1.27cm" svg:x="27.724cm" svg:y="10.5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7.724cm" svg:y="10.593cm">
          <draw:text-box>
            <text:p text:style-name="P3"><text:span text:style-name="T1">Element</text:span></text:p>
          </draw:text-box>
        </draw:frame>
        <draw:frame draw:style-name="gr4" draw:text-style-name="P6" xml:id="id8" draw:id="id8" draw:layer="layout" svg:width="3.81cm" svg:height="1.143cm" svg:x="27.07cm" svg:y="3.853cm">
          <draw:text-box>
            <text:p text:style-name="P5"><text:span text:style-name="T2">Push</text:span></text:p>
          </draw:text-box>
        </draw:frame>
        <draw:connector draw:style-name="gr8" draw:text-style-name="P7" draw:layer="layout" draw:type="curve" draw:line-skew="1.004cm 0.003cm -1.026cm" svg:x1="3.583cm" svg:y1="12.73cm" svg:x2="9.875cm" svg:y2="3.85cm" draw:start-shape="id1" draw:start-glue-point="2" draw:end-shape="id2" draw:end-glue-point="0" svg:d="M3583 12730c0 2295 3167 1530 3167-4438s3125-6731 3125-4442" svg:viewBox="0 0 6293 11269">
          <text:p/>
        </draw:connector>
        <draw:connector draw:style-name="gr8" draw:text-style-name="P7" draw:layer="layout" draw:type="curve" draw:line-skew="1.12cm 0cm -1.027cm" svg:x1="9.883cm" svg:y1="12.73cm" svg:x2="16.275cm" svg:y2="3.851cm" draw:start-shape="id3" draw:start-glue-point="2" draw:end-shape="id4" draw:end-glue-point="0" svg:d="M9883 12730c0 2470 3214 1648 3214-4379 0-6026 3178-6790 3178-4500" svg:viewBox="0 0 6393 11372">
          <text:p/>
        </draw:connector>
        <draw:connector draw:style-name="gr8" draw:text-style-name="P7" draw:layer="layout" draw:type="curve" draw:line-skew="1.119cm 0cm -1.155cm" svg:x1="16.283cm" svg:y1="12.73cm" svg:x2="22.575cm" svg:y2="3.852cm" draw:start-shape="id5" draw:start-glue-point="2" draw:end-shape="id6" draw:end-glue-point="0" svg:d="M16283 12730c0 2467 3164 1645 3164-4444s3128-6916 3128-4434" svg:viewBox="0 0 6293 11484">
          <text:p/>
        </draw:connector>
        <draw:connector draw:style-name="gr8" draw:text-style-name="P7" draw:layer="layout" draw:type="curve" draw:line-skew="1.118cm 0cm -1.029cm" svg:x1="22.583cm" svg:y1="12.73cm" svg:x2="28.975cm" svg:y2="3.853cm" draw:start-shape="id7" draw:start-glue-point="2" draw:end-shape="id8" draw:end-glue-point="0" svg:d="M22583 12730c0 2467 3214 1646 3214-4380 0-6025 3178-6790 3178-4497" svg:viewBox="0 0 6393 11371">
          <text:p/>
        </draw:connector>
        <draw:custom-shape draw:style-name="gr2" draw:text-style-name="P2" xml:id="id9" draw:id="id9" draw:layer="layout" svg:width="2.54cm" svg:height="1.27cm" svg:x="2.305cm" svg:y="1.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.305cm" svg:y="1.346cm">
          <draw:text-box>
            <text:p text:style-name="P3"><text:span text:style-name="T1">Elements In</text:span></text:p>
          </draw:text-box>
        </draw:frame>
        <draw:connector draw:style-name="gr8" draw:text-style-name="P7" draw:layer="layout" draw:type="curve" svg:x1="3.575cm" svg:y1="2.58cm" svg:x2="3.575cm" svg:y2="3.851cm" draw:start-shape="id9" draw:start-glue-point="2" draw:end-shape="id10" draw:end-glue-point="0" svg:d="M3575 2580v1271" svg:viewBox="0 0 1 1272">
          <text:p/>
        </draw:connector>
        <draw:custom-shape draw:style-name="gr2" draw:text-style-name="P2" xml:id="id12" draw:id="id12" draw:layer="layout" svg:width="2.54cm" svg:height="1.27cm" svg:x="27.706cm" svg:y="14.0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161cm" svg:x="27.706cm" svg:y="14.047cm">
          <draw:text-box>
            <text:p text:style-name="P3"><text:span text:style-name="T1">Elements Out</text:span></text:p>
          </draw:text-box>
        </draw:frame>
        <draw:connector draw:style-name="gr8" draw:text-style-name="P7" draw:layer="layout" draw:type="curve" svg:x1="28.983cm" svg:y1="12.73cm" svg:x2="28.976cm" svg:y2="14.011cm" draw:start-shape="id11" draw:start-glue-point="2" draw:end-shape="id12" draw:end-glue-point="0" svg:d="M28983 12730c0 961-7 321-7 1281" svg:viewBox="0 0 8 12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51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8:31:59.675574424</meta:creation-date>
    <dc:date>2018-10-13T19:03:45.496799025</dc:date>
    <meta:editing-duration>PT10M11S</meta:editing-duration>
    <meta:editing-cycles>4</meta:editing-cycles>
    <meta:generator>LibreOffice/5.1.4.1$Linux_X86_64 LibreOffice_project/10m0$Build-1</meta:generator>
    <meta:document-statistic meta:object-count="60"/>
  </office:meta>
</office:document-meta>
</file>